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" table:number-columns-spanned="1" table:number-rows-spanned="10"/>
          <table:table-cell office:value-type="string" calcext:value-type="string">
            <text:p>breastConsensusname:</text:p>
          </table:table-cell>
          <table:table-cell office:value-type="string" calcext:value-type="string">
            <text:p><text:s/>GSM1631185_MCF7_vs_GSE75070_MCF7_shGFP_vs_GSE105697_ENCFF364CWZ_T47D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onsensusFiles[1]:</text:p>
          </table:table-cell>
          <table:table-cell office:value-type="string" calcext:value-type="string">
            <text:p><text:s/>FIND_CONSENSUS_TADS/GSM1631185_MCF7_vs_GSE75070_MCF7_shGFP_vs_GSE105697_ENCFF364CWZ_T47D/chr1_conservedTAD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mcf7Consensusname:</text:p>
          </table:table-cell>
          <table:table-cell office:value-type="string" calcext:value-type="string">
            <text:p><text:s/>GSM1631185_MCF7_vs_GSE75070_MCF7_shGFP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mcf7ConsensusFiles[1]:</text:p>
          </table:table-cell>
          <table:table-cell office:value-type="string" calcext:value-type="string">
            <text:p><text:s/>FIND_CONSENSUS_TADS/GSM1631185_MCF7_vs_GSE75070_MCF7_shGFP/chr1_conservedTAD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L1name:</text:p>
          </table:table-cell>
          <table:table-cell office:value-type="string" calcext:value-type="string">
            <text:p><text:s/>GSM1631185_GSE66733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L1Files[1]:</text:p>
          </table:table-cell>
          <table:table-cell office:value-type="string" calcext:value-type="string">
            <text:p><text:s/>breast/MCF7//GSM1631185_GSE66733/MCF7/TopDom/GSM1631185_MCF7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L2name:</text:p>
          </table:table-cell>
          <table:table-cell office:value-type="string" calcext:value-type="string">
            <text:p><text:s/>GSM1942100_GSM1942101_GSE75070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L2Files[1]:</text:p>
          </table:table-cell>
          <table:table-cell office:value-type="string" calcext:value-type="string">
            <text:p><text:s/>breast/MCF7/GSM1942100_GSM1942101_GSE75070/shGFP/TopDom/GSE75070_MCF7_shGFP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L3name:</text:p>
          </table:table-cell>
          <table:table-cell office:value-type="string" calcext:value-type="string">
            <text:p><text:s/>ENCSR549MGQ_GSE105697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breastCL3Files[1]:</text:p>
          </table:table-cell>
          <table:table-cell office:value-type="string" calcext:value-type="string">
            <text:p><text:s/>breast/T47D/ENCSR549MGQ_GSE105697/TopDom/GSE105697_ENCFF364CWZ_T47D_40kb_chr1_final_domain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6"/>
          <table:table-cell office:value-type="string" calcext:value-type="string">
            <text:p>lungConsensusname:</text:p>
          </table:table-cell>
          <table:table-cell office:value-type="string" calcext:value-type="string">
            <text:p><text:s/>GSE105600_ENCFF852YOE_A549_vs_GSE105725_ENCFF697NNX_NCIH460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ungConsensusFiles[1]:</text:p>
          </table:table-cell>
          <table:table-cell office:value-type="string" calcext:value-type="string">
            <text:p><text:s/>FIND_CONSENSUS_TADS/GSE105600_ENCFF852YOE_A549_vs_GSE105725_ENCFF697NNX_NCIH460/chr1_conservedTAD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ungCL1name:</text:p>
          </table:table-cell>
          <table:table-cell office:value-type="string" calcext:value-type="string">
            <text:p><text:s/>ENCSR444WCZ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ungCL1Files[1]:</text:p>
          </table:table-cell>
          <table:table-cell office:value-type="string" calcext:value-type="string">
            <text:p><text:s/>lung/A549/ENCSR444WCZ/TopDom/GSE105600_ENCFF852YOE_A549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ungCL2name:</text:p>
          </table:table-cell>
          <table:table-cell office:value-type="string" calcext:value-type="string">
            <text:p><text:s/>ENCSR489OCU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ungCL2Files[1]:</text:p>
          </table:table-cell>
          <table:table-cell office:value-type="string" calcext:value-type="string">
            <text:p><text:s/>lung/NCI-H460/ENCSR489OCU/TopDom/GSE105725_ENCFF697NNX_NCIH460_40kb_chr1_final_domain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2"/>
          <table:table-cell office:value-type="string" calcext:value-type="string">
            <text:p>pancreasCL1name:</text:p>
          </table:table-cell>
          <table:table-cell office:value-type="string" calcext:value-type="string">
            <text:p><text:s/>ENCFF358MNA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ancreasCL1Files[1]:</text:p>
          </table:table-cell>
          <table:table-cell office:value-type="string" calcext:value-type="string">
            <text:p><text:s/>pancreas/Panc1/GSE105566/ENCFF358MNA/TopDom/GSE105566_ENCFF358MNA_Panc1_40kb_chr1_final_domain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2"/>
          <table:table-cell office:value-type="string" calcext:value-type="string">
            <text:p>prostateCL1name:</text:p>
          </table:table-cell>
          <table:table-cell office:value-type="string" calcext:value-type="string">
            <text:p><text:s/>ENCFF270HJX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rostateCL1Files[1]:</text:p>
          </table:table-cell>
          <table:table-cell office:value-type="string" calcext:value-type="string">
            <text:p><text:s/>prostate/LNCaP/GSE105557/ENCFF270HJX/TopDom/GSE105557_ENCFF270HJX_LNCaP_40kb_chr1_final_domain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6"/>
          <table:table-cell office:value-type="string" calcext:value-type="string">
            <text:p>kidneyCL1name:</text:p>
          </table:table-cell>
          <table:table-cell office:value-type="string" calcext:value-type="string">
            <text:p><text:s/>ENCFF777DUA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idneyCL1Files[1]:</text:p>
          </table:table-cell>
          <table:table-cell office:value-type="string" calcext:value-type="string">
            <text:p><text:s/>kidney/Caki2/GSE105465/ENCFF777DUA/TopDom/GSE105465_ENCFF777DUA_Caki2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idneyCL2name:</text:p>
          </table:table-cell>
          <table:table-cell office:value-type="string" calcext:value-type="string">
            <text:p><text:s/>ENCFF235TGH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idneyCL2Files[1]:</text:p>
          </table:table-cell>
          <table:table-cell office:value-type="string" calcext:value-type="string">
            <text:p><text:s/>kidney/G401/GSE105235/ENCFF235TGH/TopDom/GSE105235_ENCFF235TGH_G401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idneyConsensusname:</text:p>
          </table:table-cell>
          <table:table-cell office:value-type="string" calcext:value-type="string">
            <text:p><text:s/>GSE105465_ENCFF777DUA_Caki2_vs_GSE105235_ENCFF235TGH_G401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idneyConsensusFiles[1]:</text:p>
          </table:table-cell>
          <table:table-cell office:value-type="string" calcext:value-type="string">
            <text:p><text:s/>FIND_CONSENSUS_TADS/GSE105465_ENCFF777DUA_Caki2_vs_GSE105235_ENCFF235TGH_G401/chr1_conservedTAD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6"/>
          <table:table-cell office:value-type="string" calcext:value-type="string">
            <text:p>skinCL1name:</text:p>
          </table:table-cell>
          <table:table-cell office:value-type="string" calcext:value-type="string">
            <text:p><text:s/>ENCFF614EK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kinCL1Files[1]:</text:p>
          </table:table-cell>
          <table:table-cell office:value-type="string" calcext:value-type="string">
            <text:p><text:s/>skin/RPMI-7951/GSE106022/ENCFF614EKT/TopDom/GSE106022_ENCFF614EKT_RPMI7951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kinCL2name:</text:p>
          </table:table-cell>
          <table:table-cell office:value-type="string" calcext:value-type="string">
            <text:p><text:s/>ENCFF458OWO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kinCL2Files[1]:</text:p>
          </table:table-cell>
          <table:table-cell office:value-type="string" calcext:value-type="string">
            <text:p><text:s/>skin/SK-MEL-5/GSE105491/ENCFF458OWO/TopDom/GSE105491_ENCFF458OWO_SKMEL5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kinConsensusname:</text:p>
          </table:table-cell>
          <table:table-cell office:value-type="string" calcext:value-type="string">
            <text:p><text:s/>GSE106022_ENCFF614EKT_RPMI7951_vs_GSE105491_ENCFF458OWO_SKMEL5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kinConsensusFiles[1]:</text:p>
          </table:table-cell>
          <table:table-cell office:value-type="string" calcext:value-type="string">
            <text:p><text:s/>FIND_CONSENSUS_TADS/GSE106022_ENCFF614EKT_RPMI7951_vs_GSE105491_ENCFF458OWO_SKMEL5/chr1_conservedTAD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2"/>
          <table:table-cell office:value-type="string" calcext:value-type="string">
            <text:p>coloCL1name:</text:p>
          </table:table-cell>
          <table:table-cell office:value-type="string" calcext:value-type="string">
            <text:p><text:s/>ENCFF439QFU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loCL1Files[1]:</text:p>
          </table:table-cell>
          <table:table-cell office:value-type="string" calcext:value-type="string">
            <text:p><text:s/>colon/DLD1/GSE105318/ENCFF439QFU/TopDom/GSE105318_ENCFF439QFU_40kb_chr1_final_domain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6"/>
          <table:table-cell office:value-type="string" calcext:value-type="string">
            <text:p>astroCL1name:</text:p>
          </table:table-cell>
          <table:table-cell office:value-type="string" calcext:value-type="string">
            <text:p><text:s/>ENCFF027IEO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stroCL1Files[1]:</text:p>
          </table:table-cell>
          <table:table-cell office:value-type="string" calcext:value-type="string">
            <text:p><text:s/>astrocyte/cerebellum/GSE105194/ENCFF027IEO/TopDom/GSE105194_ENCFF027IEO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stroCL3name:</text:p>
          </table:table-cell>
          <table:table-cell office:value-type="string" calcext:value-type="string">
            <text:p><text:s/>ENCFF715HDW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stroCL3Files[1]:</text:p>
          </table:table-cell>
          <table:table-cell office:value-type="string" calcext:value-type="string">
            <text:p><text:s/>astrocyte/spinal_cord/GSE105957/ENCFF715HDW/TopDom/GSE105957_ENCFF715HDW_40kb_chr1_final_domains.txt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stroConsensusname:</text:p>
          </table:table-cell>
          <table:table-cell office:value-type="string" calcext:value-type="string">
            <text:p><text:s/>GSE105194_ENCFF027IEO_astroCerebellum_vs_GSE105957_ENCFF715HDW_astroSpinal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stroConsensusFiles[1]:</text:p>
          </table:table-cell>
          <table:table-cell office:value-type="string" calcext:value-type="string">
            <text:p><text:s/>FIND_CONSENSUS_TADS/GSE105194_ENCFF027IEO_astroCerebellum_vs_GSE105957_ENCFF715HDW_astroSpinal/chr1_conservedTADs.txt </text:p>
          </table:table-cell>
          <table:table-cell table:number-columns-repeated="5"/>
        </table:table-row>
        <table:table-row table:style-name="ro1">
          <table:table-cell table:style-name="ce1" table:number-columns-spanned="1" table:number-rows-spanned="2"/>
          <table:table-cell office:value-type="string" calcext:value-type="string">
            <text:p>pipConsensusname:</text:p>
          </table:table-cell>
          <table:table-cell office:value-type="string" calcext:value-type="string">
            <text:p><text:s/>pipeline_TopDom 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ipConsensusFiles[1]:</text:p>
          </table:table-cell>
          <table:table-cell office:value-type="string" calcext:value-type="string">
            <text:p><text:s/>//mnt/ed4/marie/TAD_call_pipeline_TopDom/consensus_TopDom_covThresh_r0.6_t80000_v0_w-1_final/chr1_conservedTADs.txt 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* # files: 2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gt; <text:s/>1 - <text:s/>breastCL1 </text:p>
          </table:table-cell>
          <table:table-cell office:value-type="string" calcext:value-type="string">
            <text:p><text:s/>HiCStein-MCF7-WT__hg19__.+TopDom.matrix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2 - <text:s/>breastCL2 </text:p>
          </table:table-cell>
          <table:table-cell office:value-type="string" calcext:value-type="string">
            <text:p><text:s/>GSE75070_HiCStein-MCF7-shGFP_hg19_.+TopDom.matrix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3 - <text:s/>breastCL3 </text:p>
          </table:table-cell>
          <table:table-cell office:value-type="string" calcext:value-type="string">
            <text:p><text:s/>GSE105697_ENCFF364CWZ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4 - <text:s/>lungCL1 </text:p>
          </table:table-cell>
          <table:table-cell office:value-type="string" calcext:value-type="string">
            <text:p><text:s/>GSE105600_ENCFF852YOE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5 - <text:s/>lungCL2 </text:p>
          </table:table-cell>
          <table:table-cell office:value-type="string" calcext:value-type="string">
            <text:p><text:s/>GSE105725_ENCFF697NNX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6 - <text:s/>pancreasCL1 </text:p>
          </table:table-cell>
          <table:table-cell office:value-type="string" calcext:value-type="string">
            <text:p><text:s/>GSE105566_ENCFF358MNA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7 - <text:s/>prostateCL1 </text:p>
          </table:table-cell>
          <table:table-cell office:value-type="string" calcext:value-type="string">
            <text:p><text:s/>GSE105557_ENCFF270HJX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8 - <text:s/>kidneyCL1 </text:p>
          </table:table-cell>
          <table:table-cell office:value-type="string" calcext:value-type="string">
            <text:p><text:s/>GSE105465_ENCFF777DUA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9 - <text:s/>kidneyCL2 </text:p>
          </table:table-cell>
          <table:table-cell office:value-type="string" calcext:value-type="string">
            <text:p><text:s/>GSE105235_ENCFF235TGH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10 - <text:s/>skinCL1 </text:p>
          </table:table-cell>
          <table:table-cell office:value-type="string" calcext:value-type="string">
            <text:p><text:s/>GSE106022_ENCFF614EKT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11 - <text:s/>skinCL2 </text:p>
          </table:table-cell>
          <table:table-cell office:value-type="string" calcext:value-type="string">
            <text:p><text:s/>GSE105491_ENCFF458OWO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12 - <text:s/>coloCL1 </text:p>
          </table:table-cell>
          <table:table-cell office:value-type="string" calcext:value-type="string">
            <text:p><text:s/>GSE105318_ENCFF439QFU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13 - <text:s/>coloCL2 </text:p>
          </table:table-cell>
          <table:table-cell office:value-type="string" calcext:value-type="string">
            <text:p><text:s/>GSE105318_ENCFF714TMN 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14 - <text:s/>astroCL1 </text:p>
          </table:table-cell>
          <table:table-cell office:value-type="string" calcext:value-type="string">
            <text:p><text:s/>GSE105194_ENCFF027IEO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15 - <text:s/>astroCL2 </text:p>
          </table:table-cell>
          <table:table-cell office:value-type="string" calcext:value-type="string">
            <text:p><text:s/>GSE105194_ENCFF122YID </text:p>
          </table:table-cell>
          <table:table-cell office:value-type="string" calcext:value-type="string">
            <text:p>not use because 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16 - <text:s/>astroCL3 </text:p>
          </table:table-cell>
          <table:table-cell office:value-type="string" calcext:value-type="string">
            <text:p><text:s/>GSE105957_ENCFF715HDW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17 - <text:s/>astroCL4 </text:p>
          </table:table-cell>
          <table:table-cell office:value-type="string" calcext:value-type="string">
            <text:p><text:s/>GSE105957_ENCFF478UBU </text:p>
          </table:table-cell>
          <table:table-cell office:value-type="string" calcext:value-type="string">
            <text:p>not use because 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18 - <text:s/>lympho1 </text:p>
          </table:table-cell>
          <table:table-cell office:value-type="string" calcext:value-type="string">
            <text:p><text:s/>GSE63525_K562_40kb_ICE </text:p>
          </table:table-cell>
          <table:table-cell office:value-type="string" calcext:value-type="string">
            <text:p>not use because error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- breastConsensu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formula="of:=SUM([.H46:.H6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- mcf7Consensu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 lungConsens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- kidneyConsens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 astroConsensu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 pipConsensus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GSM1631185_MCF7_vs_GSE75070_MCF7_shGFP</text:p>
          </table:table-cell>
          <table:table-cell office:value-type="string" calcext:value-type="string">
            <text:p>TCGAbrca_lum_bas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/>GSE105194_ENCFF027IEO_astroCerebellum_vs_GSE105957_ENCFF715HDW_astroSpinal</text:p>
          </table:table-cell>
          <table:table-cell office:value-type="string" calcext:value-type="string">
            <text:p>TCGAgbm_classical_mesenchy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GSE105194_ENCFF027IEO_astroCerebellum_vs_GSE105957_ENCFF715HDW_astroSpinal</text:p>
          </table:table-cell>
          <table:table-cell office:value-type="string" calcext:value-type="string">
            <text:p>TCGAgbm_classical_neur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GSE105194_ENCFF027IEO_astroCerebellum_vs_GSE105957_ENCFF715HDW_astroSpinal</text:p>
          </table:table-cell>
          <table:table-cell office:value-type="string" calcext:value-type="string">
            <text:p>TCGAgbm_classical_proneura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/>GSE105318_ENCFF439QFU_DLD1</text:p>
          </table:table-cell>
          <table:table-cell office:value-type="string" calcext:value-type="string">
            <text:p>TCGAcoad_msi_ms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/>GSE105465_ENCFF777DUA_Caki2_vs_GSE105235_ENCFF235TGH_G401</text:p>
          </table:table-cell>
          <table:table-cell office:value-type="string" calcext:value-type="string">
            <text:p>TCGAkich_norm_kich 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SE105566_ENCFF358MNA_Panc1 </text:p>
          </table:table-cell>
          <table:table-cell office:value-type="string" calcext:value-type="string">
            <text:p><text:s/>TCGApaad_wt_mutKRA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SE105600_ENCFF852YOE_A549_vs_GSE105725_ENCFF697NNX_NCIH460</text:p>
          </table:table-cell>
          <table:table-cell office:value-type="string" calcext:value-type="string">
            <text:p>TCGAluad_mutKRAS_mutEGF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E105600_ENCFF852YOE_A549_vs_GSE105725_ENCFF697NNX_NCIH460</text:p>
          </table:table-cell>
          <table:table-cell office:value-type="string" calcext:value-type="string">
            <text:p>TCGAluad_nonsmoker_smo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E105600_ENCFF852YOE_A549_vs_GSE105725_ENCFF697NNX_NCIH460</text:p>
          </table:table-cell>
          <table:table-cell office:value-type="string" calcext:value-type="string">
            <text:p>TCGAluad_wt_mutKRA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E105600_ENCFF852YOE_A549_vs_GSE105725_ENCFF697NNX_NCIH460</text:p>
          </table:table-cell>
          <table:table-cell office:value-type="string" calcext:value-type="string">
            <text:p>TCGAlusc_norm_lusc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SE106022_ENCFF614EKT_RPMI7951_vs_GSE105491_ENCFF458OWO_SKMEL5</text:p>
          </table:table-cell>
          <table:table-cell office:value-type="string" calcext:value-type="string">
            <text:p>TCGAskcm_lowInf_highIn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E106022_ENCFF614EKT_RPMI7951_vs_GSE105491_ENCFF458OWO_SKMEL5</text:p>
          </table:table-cell>
          <table:table-cell office:value-type="string" calcext:value-type="string">
            <text:p><text:s/>TCGAskcm_wt_mutCTNNB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08:34:53.323383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6:45:34.088623494</meta:creation-date>
    <meta:generator>LibreOffice/5.4.5.1$Linux_X86_64 LibreOffice_project/79c9829dd5d8054ec39a82dc51cd9eff340dbee8</meta:generator>
    <dc:date>2019-01-05T08:40:53.191416874</dc:date>
    <meta:editing-duration>PT5M13S</meta:editing-duration>
    <meta:editing-cycles>3</meta:editing-cycles>
    <meta:document-statistic meta:table-count="1" meta:cell-count="189" meta:object-count="0"/>
  </office:meta>
</office:document-meta>
</file>